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Preformatted_20_Text" style:list-style-name="L3">
      <style:paragraph-properties fo:margin-top="0cm" fo:margin-bottom="0.499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Preformatted_20_Text">
      <style:paragraph-properties fo:margin-top="0cm" fo:margin-bottom="0.499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paragraph-properties fo:margin-top="0cm" fo:margin-bottom="0cm" style:contextual-spacing="false"/>
    </style:style>
    <style:style style:name="P23" style:family="paragraph" style:parent-style-name="Text_20_body" style:list-style-name="L12"/>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TM Simulation System</text:h>
      <text:p text:style-name="Text_20_body">A simple, beginner-friendly ATM simulation built with Python. This project demonstrates basic programming concepts like functions, dictionaries, loops, and user input handling.</text:p>
      <text:h text:style-name="Heading_20_2" text:outline-level="2">About This Project</text:h>
      <text:p text:style-name="Text_20_body">I built this ATM system as part of my Python learning journey. It's designed to be simple and easy to understand, using only basic Python concepts that you'd learn in your first few weeks of programming.</text:p>
      <text:h text:style-name="Heading_20_2" text:outline-level="2">Features</text:h>
      <text:list text:style-name="L1">
        <text:list-item>
          <text:p text:style-name="P1"><text:span text:style-name="Strong_20_Emphasis">Create Account</text:span>: Register with a username and 4-digit PIN </text:p>
        </text:list-item>
        <text:list-item>
          <text:p text:style-name="P1"><text:span text:style-name="Strong_20_Emphasis">Login System</text:span>: Secure login with username and PIN verification </text:p>
        </text:list-item>
        <text:list-item>
          <text:p text:style-name="P1"><text:span text:style-name="Strong_20_Emphasis">Check Balance</text:span>: View your current account balance </text:p>
        </text:list-item>
        <text:list-item>
          <text:p text:style-name="P1"><text:span text:style-name="Strong_20_Emphasis">Deposit Money</text:span>: Add money to your account </text:p>
        </text:list-item>
        <text:list-item>
          <text:p text:style-name="P1"><text:span text:style-name="Strong_20_Emphasis">Withdraw Money</text:span>: Take money out (with balance checking) </text:p>
        </text:list-item>
        <text:list-item>
          <text:p text:style-name="P1"><text:span text:style-name="Strong_20_Emphasis">Transaction History</text:span>: See all your deposits and withdrawals </text:p>
        </text:list-item>
        <text:list-item>
          <text:p text:style-name="P2"><text:span text:style-name="Strong_20_Emphasis">Logout</text:span>: Safely logout from your account </text:p>
        </text:list-item>
      </text:list>
      <text:h text:style-name="Heading_20_2" text:outline-level="2">What I Learned</text:h>
      <text:p text:style-name="Text_20_body">While building this project, I practiced:</text:p>
      <text:list text:style-name="L2">
        <text:list-item>
          <text:p text:style-name="P3">Using functions to organize code </text:p>
        </text:list-item>
        <text:list-item>
          <text:p text:style-name="P3">Working with dictionaries to store data </text:p>
        </text:list-item>
        <text:list-item>
          <text:p text:style-name="P3">Using lists to track transactions </text:p>
        </text:list-item>
        <text:list-item>
          <text:p text:style-name="P3">Handling user input and validation </text:p>
        </text:list-item>
        <text:list-item>
          <text:p text:style-name="P3">Working with if/else statements and loops </text:p>
        </text:list-item>
        <text:list-item>
          <text:p text:style-name="P4">Basic error handling with try/except </text:p>
        </text:list-item>
      </text:list>
      <text:h text:style-name="Heading_20_2" text:outline-level="2">How to Run</text:h>
      <text:list text:style-name="L3">
        <text:list-item>
          <text:p text:style-name="P5">Make sure you have Python installed (Python 3.6 or higher) </text:p>
        </text:list-item>
        <text:list-item>
          <text:p text:style-name="P5">Download the <text:span text:style-name="Source_20_Text">atm_system.py</text:span> file </text:p>
        </text:list-item>
        <text:list-item>
          <text:p text:style-name="P5">Open your terminal or command prompt </text:p>
        </text:list-item>
        <text:list-item>
          <text:p text:style-name="P5">Navigate to the folder containing the file </text:p>
        </text:list-item>
        <text:list-item>
          <text:p text:style-name="P6">Run the command: </text:p>
          <text:p text:style-name="P7"><text:span text:style-name="Source_20_Text">python atm_system.py</text:span></text:p>
        </text:list-item>
      </text:list>
      <text:h text:style-name="Heading_20_2" text:outline-level="2">How to Use</text:h>
      <text:h text:style-name="Heading_20_3" text:outline-level="3">First Time Using the ATM</text:h>
      <text:list text:style-name="L4">
        <text:list-item>
          <text:p text:style-name="P8"><text:span text:style-name="Strong_20_Emphasis">Create an Account</text:span></text:p>
          <text:list>
            <text:list-item>
              <text:p text:style-name="P9"><text:soft-page-break/>Choose option 2 from the main menu </text:p>
            </text:list-item>
            <text:list-item>
              <text:p text:style-name="P9">Enter a username (can be anything you like) </text:p>
            </text:list-item>
            <text:list-item>
              <text:p text:style-name="P9">Create a 4-digit PIN (only numbers, exactly 4 digits) </text:p>
            </text:list-item>
            <text:list-item>
              <text:p text:style-name="P9">Enter an initial deposit amount (can be 0 or more) </text:p>
            </text:list-item>
          </text:list>
        </text:list-item>
        <text:list-item>
          <text:p text:style-name="P8"><text:span text:style-name="Strong_20_Emphasis">Login</text:span></text:p>
          <text:list>
            <text:list-item>
              <text:p text:style-name="P9">Choose option 1 from the main menu </text:p>
            </text:list-item>
            <text:list-item>
              <text:p text:style-name="P9">Enter your username </text:p>
            </text:list-item>
            <text:list-item>
              <text:p text:style-name="P8">Enter your PIN </text:p>
            </text:list-item>
          </text:list>
        </text:list-item>
      </text:list>
      <text:h text:style-name="Heading_20_3" text:outline-level="3">Using the ATM Features</text:h>
      <text:p text:style-name="Text_20_body">Once logged in, you can:</text:p>
      <text:list text:style-name="L5">
        <text:list-item>
          <text:p text:style-name="P10"><text:span text:style-name="Strong_20_Emphasis">Check Balance</text:span>: See how much money you have </text:p>
        </text:list-item>
        <text:list-item>
          <text:p text:style-name="P10"><text:span text:style-name="Strong_20_Emphasis">Deposit</text:span>: Add money to your account </text:p>
        </text:list-item>
        <text:list-item>
          <text:p text:style-name="P10"><text:span text:style-name="Strong_20_Emphasis">Withdraw</text:span>: Take money out (if you have enough balance) </text:p>
        </text:list-item>
        <text:list-item>
          <text:p text:style-name="P10"><text:span text:style-name="Strong_20_Emphasis">View History</text:span>: See all your transactions </text:p>
        </text:list-item>
        <text:list-item>
          <text:p text:style-name="P11"><text:span text:style-name="Strong_20_Emphasis">Logout</text:span>: Exit your account safely </text:p>
        </text:list-item>
      </text:list>
      <text:h text:style-name="Heading_20_2" text:outline-level="2">Example Usage</text:h>
      <text:p text:style-name="Preformatted_20_Text"><text:span text:style-name="Source_20_Text">========================================</text:span></text:p>
      <text:p text:style-name="Preformatted_20_Text"><text:span text:style-name="Source_20_Text">WELCOME TO ATM SIMULATION</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WELCOME TO ATM SYSTEM</text:span></text:p>
      <text:p text:style-name="Preformatted_20_Text"><text:span text:style-name="Source_20_Text">========================================</text:span></text:p>
      <text:p text:style-name="Preformatted_20_Text"><text:span text:style-name="Source_20_Text">1. Login</text:span></text:p>
      <text:p text:style-name="Preformatted_20_Text"><text:span text:style-name="Source_20_Text">2. Create Account</text:span></text:p>
      <text:p text:style-name="Preformatted_20_Text"><text:span text:style-name="Source_20_Text">3. Exit</text:span></text:p>
      <text:p text:style-name="Preformatted_20_Text"><text:span text:style-name="Source_20_Text">========================================</text:span></text:p>
      <text:p text:style-name="Preformatted_20_Text"><text:span text:style-name="Source_20_Text">Enter choice: 2</text:span></text:p>
      <text:p text:style-name="Preformatted_20_Text"/>
      <text:p text:style-name="Preformatted_20_Text"><text:span text:style-name="Source_20_Text">--- CREATE ACCOUNT ---</text:span></text:p>
      <text:p text:style-name="Preformatted_20_Text"><text:span text:style-name="Source_20_Text">Enter username: john</text:span></text:p>
      <text:p text:style-name="Preformatted_20_Text"><text:span text:style-name="Source_20_Text">Enter 4-digit PIN: 1234</text:span></text:p>
      <text:p text:style-name="Preformatted_20_Text"><text:span text:style-name="Source_20_Text">Enter initial deposit: $100</text:span></text:p>
      <text:p text:style-name="Preformatted_20_Text"><text:span text:style-name="Source_20_Text">Account created successfully!</text:span></text:p>
      <text:p text:style-name="Preformatted_20_Text"><text:span text:style-name="Source_20_Text">Your balance: $100.0</text:span></text:p>
      <text:p text:style-name="Preformatted_20_Text"/>
      <text:p text:style-name="Preformatted_20_Text"><text:span text:style-name="Source_20_Text">========================================</text:span></text:p>
      <text:p text:style-name="Preformatted_20_Text"><text:span text:style-name="Source_20_Text">ATM MENU</text:span></text:p>
      <text:p text:style-name="Preformatted_20_Text"><text:span text:style-name="Source_20_Text">========================================</text:span></text:p>
      <text:p text:style-name="Preformatted_20_Text"><text:span text:style-name="Source_20_Text">1. Check Balance</text:span></text:p>
      <text:p text:style-name="Preformatted_20_Text"><text:span text:style-name="Source_20_Text">2. Deposit Money</text:span></text:p>
      <text:p text:style-name="Preformatted_20_Text"><text:span text:style-name="Source_20_Text">3. Withdraw Money</text:span></text:p>
      <text:p text:style-name="Preformatted_20_Text"><text:span text:style-name="Source_20_Text">4. View Transaction History</text:span></text:p>
      <text:p text:style-name="Preformatted_20_Text"><text:span text:style-name="Source_20_Text">5. Logout</text:span></text:p>
      <text:p text:style-name="Preformatted_20_Text"><text:span text:style-name="Source_20_Text">========================================</text:span></text:p>
      <text:p text:style-name="Preformatted_20_Text"><text:span text:style-name="Source_20_Text">Enter choice: 1</text:span></text:p>
      <text:p text:style-name="Preformatted_20_Text"/>
      <text:p text:style-name="P12"><text:span text:style-name="Source_20_Text">Your balance: $100.00</text:span></text:p>
      <text:h text:style-name="Heading_20_2" text:outline-level="2"><text:soft-page-break/>Project Structure</text:h>
      <text:p text:style-name="Text_20_body">The project is organized into simple sections:</text:p>
      <text:list text:style-name="L6">
        <text:list-item>
          <text:p text:style-name="P13"><text:span text:style-name="Strong_20_Emphasis">Global Variables</text:span>: Store user data and current user </text:p>
        </text:list-item>
        <text:list-item>
          <text:p text:style-name="P13"><text:span text:style-name="Strong_20_Emphasis">Menu Functions</text:span>: Display menus to the user </text:p>
        </text:list-item>
        <text:list-item>
          <text:p text:style-name="P13"><text:span text:style-name="Strong_20_Emphasis">Account Management</text:span>: Create accounts and login </text:p>
        </text:list-item>
        <text:list-item>
          <text:p text:style-name="P13"><text:span text:style-name="Strong_20_Emphasis">Transaction Functions</text:span>: Handle deposits, withdrawals, and history </text:p>
        </text:list-item>
        <text:list-item>
          <text:p text:style-name="P14"><text:span text:style-name="Strong_20_Emphasis">Main Program</text:span>: Runs the entire ATM system </text:p>
        </text:list-item>
      </text:list>
      <text:h text:style-name="Heading_20_2" text:outline-level="2">Important Notes</text:h>
      <text:p text:style-name="Text_20_body">⚠️ <text:span text:style-name="Strong_20_Emphasis">Data is NOT saved permanently</text:span> - When you close the program, all accounts and transactions are lost. This is intentional to keep the project simple for beginners.</text:p>
      <text:h text:style-name="Heading_20_2" text:outline-level="2">Things I Could Add Later</text:h>
      <text:p text:style-name="Text_20_body">As I learn more Python, I'd like to add:</text:p>
      <text:list text:style-name="L7">
        <text:list-item>
          <text:p text:style-name="P15">Save data to a file so it doesn't disappear </text:p>
        </text:list-item>
        <text:list-item>
          <text:p text:style-name="P15">Transfer money between accounts </text:p>
        </text:list-item>
        <text:list-item>
          <text:p text:style-name="P15">Add timestamps to transactions </text:p>
        </text:list-item>
        <text:list-item>
          <text:p text:style-name="P15">Improve error messages </text:p>
        </text:list-item>
        <text:list-item>
          <text:p text:style-name="P16">Add a transfer feature </text:p>
        </text:list-item>
      </text:list>
      <text:h text:style-name="Heading_20_2" text:outline-level="2">Requirements</text:h>
      <text:list text:style-name="L8">
        <text:list-item>
          <text:p text:style-name="P17">Python 3.6 or higher </text:p>
        </text:list-item>
        <text:list-item>
          <text:p text:style-name="P18">No external libraries needed! </text:p>
        </text:list-item>
      </text:list>
      <text:h text:style-name="Heading_20_2" text:outline-level="2">Common Issues and Solutions</text:h>
      <text:p text:style-name="Text_20_body"><text:span text:style-name="Strong_20_Emphasis">Problem</text:span>: "Invalid choice!" message appears</text:p>
      <text:list text:style-name="L9">
        <text:list-item>
          <text:p text:style-name="P19"><text:span text:style-name="Strong_20_Emphasis">Solution</text:span>: Make sure you're entering numbers 1-5, not letters </text:p>
        </text:list-item>
      </text:list>
      <text:p text:style-name="Text_20_body"><text:span text:style-name="Strong_20_Emphasis">Problem</text:span>: "PIN must be exactly 4 digits!"</text:p>
      <text:list text:style-name="L10">
        <text:list-item>
          <text:p text:style-name="P20"><text:span text:style-name="Strong_20_Emphasis">Solution</text:span>: Your PIN should only contain numbers and be exactly 4 digits long </text:p>
        </text:list-item>
      </text:list>
      <text:p text:style-name="Text_20_body"><text:span text:style-name="Strong_20_Emphasis">Problem</text:span>: "Insufficient funds!"</text:p>
      <text:list text:style-name="L11">
        <text:list-item>
          <text:p text:style-name="P21"><text:span text:style-name="Strong_20_Emphasis">Solution</text:span>: You're trying to withdraw more money than you have. Check your balance first! </text:p>
        </text:list-item>
      </text:list>
      <text:h text:style-name="Heading_20_2" text:outline-level="2"/>
      <text:h text:style-name="Heading_20_2" text:outline-level="2">What Makes This Project Special</text:h>
      <text:p text:style-name="Text_20_body">This isn't a complex, production-ready banking system. It's a learning project that shows:</text:p>
      <text:list text:style-name="L12">
        <text:list-item>
          <text:p text:style-name="P22">How to organize code with functions </text:p>
        </text:list-item>
        <text:list-item>
          <text:p text:style-name="P22"><text:soft-page-break/>How to work with dictionaries and lists </text:p>
        </text:list-item>
        <text:list-item>
          <text:p text:style-name="P22">How to get user input and validate it </text:p>
        </text:list-item>
        <text:list-item>
          <text:p text:style-name="P23">How to build a simple menu-based program </text:p>
        </text:list-item>
      </text:list>
      <text:p text:style-name="Text_20_body">Perfect for beginners who are just learning Python!</text:p>
      <text:h text:style-name="Heading_20_2" text:outline-level="2">License</text:h>
      <text:p text:style-name="Text_20_body">This is a student project created for educational purposes. Feel free to use it, modify it, and learn from it!</text:p>
      <text:h text:style-name="Heading_20_2" text:outline-level="2">Author</text:h>
      <text:p text:style-name="Text_20_body">Created as part of my Python learning journey at VIT University.</text:p>
      <text:p text:style-name="Horizontal_20_Line"/>
      <text:p text:style-name="Text_20_body"><text:span text:style-name="Strong_20_Emphasis">Note</text:span>: This is a simple educational project, not meant for real banking! It's designed to practice programming concepts in a fun, practical wa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2T16:54:45.574309500</meta:creation-date>
    <dc:date>2025-11-22T16:56:50.877896500</dc:date>
    <meta:editing-duration>PT2M6S</meta:editing-duration>
    <meta:editing-cycles>1</meta:editing-cycles>
    <meta:document-statistic meta:table-count="0" meta:image-count="0" meta:object-count="0" meta:page-count="4" meta:paragraph-count="112" meta:word-count="706" meta:character-count="4385" meta:non-whitespace-character-count="3793"/>
    <meta:generator>LibreOffice/25.8.2.2$Windows_X86_64 LibreOffice_project/d401f2107ccab8f924a8e2df40f573aab7605b6f</meta:generator>
  </office:meta>
</office:document-meta>
</file>